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4_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Charles D. Spivak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November 7, 1893</text:p>
      <text:p text:style-name="P5">Month<text:tab/><text:tab/><text:tab/><text:tab/><text:tab/><text:tab/>November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511 Spruce Street,/</text:p>
      <text:p text:style-name="P2">Philadelphia./</text:p>
      <text:p text:style-name="P3">Nov 7 '93./</text:p>
      <text:p text:style-name="P2">Dr S. Morais/</text:p>
      <text:p text:style-name="P2"><text:tab/>Dear Doctor,/</text:p>
      <text:p text:style-name="P2"><text:tab/><text:tab/>I take the liberty to introduce/ to you Mr Moscow. <text:s/>He is a [Hebrew]/ of my mother. <text:s/>He was under my/ treatment for some time. <text:s/>I am told/ he was very well to do in/ Russia. <text:s/>He is <text:span text:style-name="T2">a</text:span> very learned in/ the Law, and is a very respectable/ man. <text:s/>I really do not know how/ you can help him, but I thought/ that there must be some distinction/ made between any [Hebrew] and a/ man like the bearer./ <text:s/>Yours Truly,/ Chas D. Spivak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9T11:52:48.41</meta:creation-date>
    <dc:date>2011-12-19T11:58:13.60</dc:date>
    <dc:creator>Penn Libraries</dc:creator>
    <meta:editing-duration>PT00H05M2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6" meta:word-count="261" meta:character-count="1766"/>
  </office:meta>
</office:document-meta>
</file>